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200%"/>
      <style:text-properties officeooo:rsid="00154a2a" officeooo:paragraph-rsid="0017a2f1"/>
    </style:style>
    <style:style style:name="P2" style:family="paragraph" style:parent-style-name="Standard">
      <style:paragraph-properties fo:line-height="200%"/>
      <style:text-properties officeooo:rsid="00154a2a" officeooo:paragraph-rsid="0019f920"/>
    </style:style>
    <style:style style:name="P3" style:family="paragraph" style:parent-style-name="Standard">
      <style:paragraph-properties fo:line-height="200%"/>
      <style:text-properties officeooo:rsid="0017a2f1" officeooo:paragraph-rsid="0017a2f1"/>
    </style:style>
    <style:style style:name="P4" style:family="paragraph" style:parent-style-name="Standard">
      <style:paragraph-properties fo:line-height="200%"/>
      <style:text-properties officeooo:rsid="0019549b" officeooo:paragraph-rsid="0019549b"/>
    </style:style>
    <style:style style:name="P5" style:family="paragraph" style:parent-style-name="Standard">
      <style:paragraph-properties fo:line-height="200%"/>
      <style:text-properties officeooo:rsid="0019f920" officeooo:paragraph-rsid="0019f920"/>
    </style:style>
    <style:style style:name="P6" style:family="paragraph" style:parent-style-name="Standard">
      <style:paragraph-properties fo:line-height="200%" fo:text-align="center" style:justify-single-word="false"/>
      <style:text-properties officeooo:rsid="0019f920" officeooo:paragraph-rsid="0019f920"/>
    </style:style>
    <style:style style:name="P7" style:family="paragraph" style:parent-style-name="Standard">
      <style:paragraph-properties fo:line-height="200%"/>
      <style:text-properties officeooo:rsid="0019549b" officeooo:paragraph-rsid="0023deee"/>
    </style:style>
    <style:style style:name="T1" style:family="text">
      <style:text-properties officeooo:rsid="00167d33"/>
    </style:style>
    <style:style style:name="T2" style:family="text">
      <style:text-properties officeooo:rsid="0017a2f1"/>
    </style:style>
    <style:style style:name="T3" style:family="text">
      <style:text-properties officeooo:rsid="0017d763"/>
    </style:style>
    <style:style style:name="T4" style:family="text">
      <style:text-properties officeooo:rsid="001b770f"/>
    </style:style>
    <style:style style:name="T5" style:family="text">
      <style:text-properties officeooo:rsid="001ca59e"/>
    </style:style>
    <style:style style:name="T6" style:family="text">
      <style:text-properties officeooo:rsid="001d7910"/>
    </style:style>
    <style:style style:name="T7" style:family="text">
      <style:text-properties fo:font-style="italic" officeooo:rsid="0023deee"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Olek Yardas</text:p>
      <text:p text:style-name="P5">SPN 217</text:p>
      <text:p text:style-name="P5">Yvette Aparicio</text:p>
      <text:p text:style-name="P6"><text:span text:style-name="T7">El día despúes de la despedida</text:span> </text:p>
      <text:p text:style-name="P6"/>
      <text:p text:style-name="P2"><text:tab/>Esta mañana, Carolyn se demoró <text:span text:style-name="T4">llegado</text:span> su trajabo. </text:p>
      <text:p text:style-name="P1"><text:span text:style-name="T2">-</text:span>“Buenos días Bárbara,” dijo. “D<text:span text:style-name="T1">iscúlpeme por tardarme.” </text:span></text:p>
      <text:p text:style-name="P3">-“Esta bien Carolyn, pero, ¿qué te causó <text:span text:style-name="T4">llegar</text:span> <text:s/>tan tarde?” preguntó Barbara. Carolyn respondió “Me desp<text:span text:style-name="T4">erté</text:span> tarde porque me levanté tarde después de lavar la ropa.” </text:p>
      <text:p text:style-name="P3">-“Creí que <text:span text:style-name="T4">la </text:span>pagaste <text:span text:style-name="T4">a </text:span>esa mujer inmigrante para hacerlo, ¿no?”</text:p>
      <text:p text:style-name="P3">- “Díos mio B<text:span text:style-name="T4">á</text:span>r<text:span text:style-name="T4">bar</text:span>a, <text:span text:style-name="T5">la</text:span> despidé anteayer.”</text:p>
      <text:p text:style-name="P3">- “Pero por qué? Creí que te gust<text:span text:style-name="T5">aba</text:span>?”</text:p>
      <text:p text:style-name="P3">- “Es complicado,” Carolyn respondó con intensidad. “<text:span text:style-name="T5">Por favor, no me preguntes en eso</text:span>.”</text:p>
      <text:p text:style-name="P3">- “¿<text:span text:style-name="T5">Por favor díme</text:span>?” pidó Barbara. “Te prom<text:span text:style-name="T5">eto</text:span> que no deciré <text:span text:style-name="T5">a </text:span>nadie.”</text:p>
      <text:p text:style-name="P3">- “Eso es lo que dijiste <text:span text:style-name="T5">la</text:span> vez anterior,” <text:span text:style-name="T3">se quejó Carloyn. “Pero no vas a terminar hasta decirte. Bien, eschúchame. Al principio, todo estaba bien. Ella venía a la casa a la ocho de la mañana sin problemas como le había pedido. Mi marido no le gustaba a causa de ella siempre traía su guagua con ella, pero eso no me molestaba.”</text:span></text:p>
      <text:p text:style-name="P4">- “¡<text:span text:style-name="T6">Qué</text:span> unprofesional!” comentó Barbara. “Traer una guagua… ¿por qué--”</text:p>
      <text:p text:style-name="P7">- “No pregunt<text:span text:style-name="T6">e</text:span>s, escúchame. <text:span text:style-name="T6">Comenzamos tener dificultad con ella cuando un día le sugerí que viniera un poco tarde para evitar boches con Charles. Por tres díaßs después llegaba treinta minutos tarde. Cuando la di tiempo para tomar vacaciones, me pidó salir de vacaciones por dos días más. No me preocupaba, pero Charles ponía un grito en el cielo. El punto álgido fue cuando Charles le pidó lavar y planchar sus camisas. Ella no completó ese día, y el día próximo, no vinó a la casa hasta diez de la mañana, entonces tenía que lavar todas las camisas. Cuando llegó, trabajó por solo una hora y todavía </text:span><text:soft-page-break/><text:span text:style-name="T6">no había completado planchar las camisas. Me pidó pagarle un día de trabajo. No tuve ningún paciente para ella y comiencé a hipar y le dije todo lo que me hubo fregado. Charles le paguó y le dije que no vuelve. Y eso es porque estoy tar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4T05:29:44.063893000</meta:creation-date>
    <dc:date>2017-09-08T10:52:39.651347000</dc:date>
    <meta:editing-duration>PT2H14M15S</meta:editing-duration>
    <meta:editing-cycles>9</meta:editing-cycles>
    <meta:generator>LibreOffice/5.2.5.1$MacOSX_X86_64 LibreOffice_project/0312e1a284a7d50ca85a365c316c7abbf20a4d22</meta:generator>
    <meta:print-date>2017-09-08T10:30:37.873254000</meta:print-date>
    <meta:document-statistic meta:table-count="0" meta:image-count="0" meta:object-count="0" meta:page-count="2" meta:paragraph-count="15" meta:word-count="334" meta:character-count="1886" meta:non-whitespace-character-count="1562"/>
  </office:meta>
</office:document-meta>
</file>